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Default"/>
        <table:table-column table:style-name="co3" table:default-cell-style-name="ce55"/>
        <table:table-column table:style-name="co4" table:number-columns-repeated="3" table:default-cell-style-name="Default"/>
        <table:table-column table:style-name="co5" table:default-cell-style-name="ce55"/>
        <table:table-column table:style-name="co6" table:number-columns-repeated="57" table:default-cell-style-name="Default"/>
        <table:table-header-rows>
          <table:table-row table:style-name="ro1">
            <table:table-cell table:style-name="ce50" office:value-type="string" calcext:value-type="string">
              <text:p>Item</text:p>
            </table:table-cell>
            <table:table-cell table:style-name="ce50" office:value-type="string" calcext:value-type="string">
              <text:p>Qté</text:p>
            </table:table-cell>
            <table:table-cell table:style-name="ce50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1" office:value-type="string" calcext:value-type="string">
            <text:p>Bande de chant érable 13/16"x25'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2]*[.D2]*(100%-[.E2])" office:value-type="currency" office:currency="CAD" office:value="6.282" calcext:value-type="currency">
            <text:p>6,28 $</text:p>
          </table:table-cell>
          <table:table-cell table:style-name="ce78"/>
          <table:table-cell table:number-columns-repeated="57"/>
        </table:table-row>
        <table:table-row table:style-name="ro1">
          <table:table-cell table:style-name="ce51" office:value-type="string" calcext:value-type="string">
            <text:p>Panneau de particules plaqué érable 11/16"x4'x8'</text:p>
            <text:p/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70"/>
          <table:table-cell table:style-name="ce74" table:formula="of:=[.B3]*[.D3]*(100%-[.E3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Latte 2x2x8’ de pin blanc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29" calcext:value-type="currency">
            <text:p>6,29 $</text:p>
          </table:table-cell>
          <table:table-cell table:style-name="ce70"/>
          <table:table-cell table:style-name="ce74" table:formula="of:=[.B4]*[.D4]*(100%-[.E4])" office:value-type="currency" office:currency="CAD" office:value="12.58" calcext:value-type="currency">
            <text:p>12,5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nche 1x4x6' de pin blanc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4.99" calcext:value-type="currency">
            <text:p>4,99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5]*[.D5]*(100%-[.E5])" office:value-type="currency" office:currency="CAD" office:value="8.982" calcext:value-type="currency">
            <text:p>8,9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Boîte électrique rectangulaire avec oreilles 2"x3"x2 1/2"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2.98" calcext:value-type="currency">
            <text:p>2,98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6]*[.D6]*(100%-[.E6])" office:value-type="currency" office:currency="CAD" office:value="5.364" calcext:value-type="currency">
            <text:p>5,36 $</text:p>
          </table:table-cell>
          <table:table-cell table:style-name="ce79"/>
          <table:table-cell table:number-columns-repeated="57"/>
        </table:table-row>
        <table:table-row table:style-name="ro2">
          <table:table-cell table:style-name="ce51" office:value-type="string" calcext:value-type="string">
            <text:p>Prise électrique double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89" calcext:value-type="currency">
            <text:p>1,8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7]*[.D7]*(100%-[.E7])" office:value-type="currency" office:currency="CAD" office:value="3.402" calcext:value-type="currency">
            <text:p>3,4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que électrique pour prise double 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49" calcext:value-type="currency">
            <text:p>1,4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8]*[.D8]*(100%-[.E8])" office:value-type="currency" office:currency="CAD" office:value="2.682" calcext:value-type="currency">
            <text:p>2,6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2" office:value-type="string" calcext:value-type="string">
            <text:p>Patte Nannarp</text:p>
          </table:table-cell>
          <table:table-cell table:style-name="ce57" office:value-type="float" office:value="4" calcext:value-type="float">
            <text:p>4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69"/>
          <table:table-cell table:style-name="ce74" table:formula="of:=[.B9]*[.D9]*(100%-[.E9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ré-teinture à l'huil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10]*[.D10]*(100%-[.E10])" office:value-type="currency" office:currency="CAD" office:value="16.99" calcext:value-type="currency">
            <text:p>16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Teinture à l'huile couleur de bas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7.28" calcext:value-type="currency">
            <text:p>17,28 $</text:p>
          </table:table-cell>
          <table:table-cell table:style-name="ce69"/>
          <table:table-cell table:style-name="ce74" table:formula="of:=[.B11]*[.D11]*(100%-[.E11])" office:value-type="currency" office:currency="CAD" office:value="17.28" calcext:value-type="currency">
            <text:p>17,2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Teinture à l'huile couleur naturel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12]*[.D12]*(100%-[.E12])" office:value-type="currency" office:currency="CAD" office:value="16.99" calcext:value-type="currency">
            <text:p>16,99 $</text:p>
          </table:table-cell>
          <table:table-cell table:style-name="ce52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51" office:value-type="string" calcext:value-type="string">
            <text:p>Vernis transparent à l’eau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25.99" calcext:value-type="currency">
            <text:p>25,99 $</text:p>
          </table:table-cell>
          <table:table-cell table:style-name="ce69"/>
          <table:table-cell table:style-name="ce74" table:formula="of:=[.B13]*[.D13]*(100%-[.E13])" office:value-type="currency" office:currency="CAD" office:value="25.99" calcext:value-type="currency">
            <text:p>25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Vis pour perçage à angle #8 1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6.99" calcext:value-type="currency">
            <text:p>6,99 $</text:p>
          </table:table-cell>
          <table:table-cell table:style-name="ce69"/>
          <table:table-cell table:style-name="ce74" table:formula="of:=[.B14]*[.D14]*(100%-[.E14])" office:value-type="currency" office:currency="CAD" office:value="6.99" calcext:value-type="currency">
            <text:p>6,99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1" office:value-type="string" calcext:value-type="string">
            <text:p>Vis pour perçage à angle #8 1 1/4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7.46" calcext:value-type="currency">
            <text:p>7,46 $</text:p>
          </table:table-cell>
          <table:table-cell table:style-name="ce69"/>
          <table:table-cell table:style-name="ce74" table:formula="of:=[.B15]*[.D15]*(100%-[.E15])" office:value-type="currency" office:currency="CAD" office:value="7.46" calcext:value-type="currency">
            <text:p>7,46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Sous-total HT</text:p>
          </table:table-cell>
          <table:covered-table-cell table:style-name="ce58"/>
          <table:covered-table-cell table:style-name="ce10"/>
          <table:covered-table-cell table:style-name="ce58"/>
          <table:covered-table-cell table:style-name="ce71"/>
          <table:table-cell table:style-name="ce75" table:formula="of:=SUM([.F2:.F15])" office:value-type="currency" office:currency="CAD" office:value="130.992" calcext:value-type="currency">
            <text:p>130,99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PS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6]*5%" office:value-type="currency" office:currency="CAD" office:value="6.5496" calcext:value-type="currency">
            <text:p>6,55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VQ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6]*9.975%" office:value-type="currency" office:currency="CAD" office:value="13.066452" calcext:value-type="currency">
            <text:p>13,07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otal TTC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SUM([.F16:.F18])" office:value-type="currency" office:currency="CAD" office:value="150.608052" calcext:value-type="currency">
            <text:p>150,61 $</text:p>
          </table:table-cell>
          <table:table-cell table:style-name="ce10"/>
          <table:table-cell table:number-columns-repeated="57"/>
        </table:table-row>
        <table:table-row table:style-name="ro4" table:number-rows-repeated="990">
          <table:table-cell table:style-name="ce54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2" table:number-rows-repeated="10475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-00-00</text:date>, <text:time style:data-style-name="N2" text:time-value="15:36:33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N1-MFG-001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7-11T15:39:54.256000000</dc:date>
    <dc:creator>Clément Hamel</dc:creator>
    <meta:editing-duration>PT53M52S</meta:editing-duration>
    <meta:editing-cycles>47</meta:editing-cycles>
    <dc:title>Coût des produits vendus</dc:title>
    <meta:document-statistic meta:table-count="1" meta:cell-count="91" meta:object-count="0"/>
  </office:meta>
</office:document-meta>
</file>